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aa3c" officeooo:paragraph-rsid="000daa3c" style:font-weight-asian="bold" style:font-weight-complex="bold"/>
    </style:style>
    <style:style style:name="P2" style:family="paragraph" style:parent-style-name="Standard">
      <style:text-properties officeooo:rsid="000daa3c" officeooo:paragraph-rsid="000daa3c"/>
    </style:style>
    <style:style style:name="P3" style:family="paragraph" style:parent-style-name="Standard">
      <style:text-properties style:text-underline-style="solid" style:text-underline-width="auto" style:text-underline-color="font-color" officeooo:rsid="000daa3c" officeooo:paragraph-rsid="000daa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hnique : </text:p>
      <text:p text:style-name="P2">individuel</text:p>
      <text:p text:style-name="P2">rapport avec UE</text:p>
      <text:p text:style-name="P2">difficulté, aprentissage rencontré</text:p>
      <text:p text:style-name="P2"/>
      <text:p text:style-name="P3">Solution globale idée portfolio</text:p>
      <text:p text:style-name="P2"/>
      <text:p text:style-name="P1">TEDS : </text:p>
      <text:p text:style-name="P2">600-1200 mots</text:p>
      <text:p text:style-name="P2">enjeux de la formation dans transition environnemental </text:p>
      <text:p text:style-name="P2">individuel</text:p>
      <text:p text:style-name="P2">connaissance des enjeu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5:40:02.328904024</meta:creation-date>
    <dc:date>2025-03-12T16:17:09.525551910</dc:date>
    <meta:editing-duration>PT9M1S</meta:editing-duration>
    <meta:editing-cycles>1</meta:editing-cycles>
    <meta:document-statistic meta:table-count="0" meta:image-count="0" meta:object-count="0" meta:page-count="1" meta:paragraph-count="10" meta:word-count="28" meta:character-count="210" meta:non-whitespace-character-count="189"/>
    <meta:generator>LibreOffice/24.8.5.2$Linux_X86_64 LibreOffice_project/480$Build-2</meta:generator>
  </office:meta>
</office:document-meta>
</file>